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0.94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58%" fo:font-size="24pt" style:font-size-asian="24pt" style:font-size-complex="24pt"/>
    </style:style>
    <style:style style:name="T3" style:family="text">
      <style:text-properties fo:color="#008000" fo:font-size="24pt" style:font-size-asian="24pt" style:font-size-complex="24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800000" fo:font-size="24pt" style:font-size-asian="24pt" style:font-size-complex="24pt"/>
    </style:style>
    <style:style style:name="T6" style:family="text">
      <style:text-properties style:use-window-font-color="true" fo:font-size="24pt" style:font-size-asian="24pt" style:font-size-complex="24pt"/>
    </style:style>
    <style:style style:name="T7" style:family="text">
      <style:text-properties style:use-window-font-color="true" style:text-position="sub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custom-shape draw:style-name="gr1" draw:text-style-name="P1" xml:id="id1" draw:id="id1" draw:layer="layout" svg:width="1.934cm" svg:height="1.934cm" svg:x="0.09cm" svg:y="8.343cm">
          <text:p text:style-name="P1">AC</text:p>
          <text:p text:style-name="P1">G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9.824cm" svg:height="3.635cm" svg:x="-0.13cm" svg:y="-0.129cm">
          <draw:text-box>
            <text:p><text:span text:style-name="T1">S</text:span><text:span text:style-name="T2">dir </text:span><text:span text:style-name="T1">= 5' <text:s/></text:span><text:span text:style-name="T3">ACCT</text:span><text:span text:style-name="T4">T</text:span><text:span text:style-name="T5">AGGT <text:s/></text:span><text:span text:style-name="T6">3'</text:span></text:p>
            <text:p><text:span text:style-name="T6">S</text:span><text:span text:style-name="T7">rev</text:span><text:span text:style-name="T6">= 3'</text:span><text:span text:style-name="T3"> <text:s/></text:span><text:span text:style-name="T5">TGGA</text:span><text:span text:style-name="T4">A</text:span><text:span text:style-name="T3">TCCA <text:s/></text:span><text:span text:style-name="T6">5'</text:span></text:p>
            <text:p><text:span text:style-name="T1">k = 3</text:span></text:p>
          </draw:text-box>
        </draw:frame>
        <draw:custom-shape draw:style-name="gr1" draw:text-style-name="P1" draw:layer="layout" svg:width="1.934cm" svg:height="1.934cm" svg:x="11.473cm" svg:y="8.315cm">
          <text:p text:style-name="P1"/>
          <text:p text:style-name="P1">TT</text:p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.934cm" svg:height="1.934cm" svg:x="15.256cm" svg:y="8.351cm">
          <text:p text:style-name="P1"/>
          <text:p text:style-name="P1">TA</text:p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1.933cm" svg:height="1.934cm" svg:x="7.642cm" svg:y="8.351cm">
          <text:p text:style-name="P1">CT</text:p>
          <text:p text:style-name="P1">A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1.934cm" svg:height="1.934cm" svg:x="3.834cm" svg:y="8.339cm">
          <text:p text:style-name="P1">CC</text:p>
          <text:p text:style-name="P1">G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.741cm" svg:y1="8.626cm" svg:x2="4.117cm" svg:y2="8.622cm" draw:start-shape="id1" draw:start-glue-point="11" draw:end-shape="id2" draw:end-glue-point="5" svg:d="m1741 8626 2376-4">
          <text:p/>
        </draw:connector>
        <draw:connector draw:style-name="gr3" draw:text-style-name="P1" draw:layer="layout" draw:type="line" svg:x1="5.485cm" svg:y1="8.622cm" svg:x2="7.925cm" svg:y2="8.634cm" draw:start-shape="id2" draw:start-glue-point="11" draw:end-shape="id3" draw:end-glue-point="5" svg:d="m5485 8622 2440 12">
          <text:p/>
        </draw:connector>
        <draw:connector draw:style-name="gr3" draw:text-style-name="P1" draw:layer="layout" draw:type="line" svg:x1="9.602cm" svg:y1="9.276cm" svg:x2="11.475cm" svg:y2="9.288cm" svg:d="m9602 9276 1873 12">
          <text:p/>
        </draw:connector>
        <draw:connector draw:style-name="gr3" draw:text-style-name="P1" draw:layer="layout" draw:type="line" svg:x1="13.419cm" svg:y1="9.276cm" svg:x2="15.292cm" svg:y2="9.288cm" svg:d="m13419 9276 1873 12">
          <text:p/>
        </draw:connector>
        <draw:connector draw:style-name="gr3" draw:text-style-name="P1" draw:layer="layout" draw:type="curve" draw:line-skew="0.806cm" svg:x1="16.223cm" svg:y1="10.285cm" svg:x2="8.609cm" svg:y2="10.285cm" draw:start-shape="id4" draw:start-glue-point="8" draw:end-shape="id3" draw:end-glue-point="8" svg:d="m16223 10285c0 1962-7614 1962-7614 0">
          <text:p/>
        </draw:connector>
        <draw:connector draw:style-name="gr3" draw:text-style-name="P1" draw:layer="layout" draw:type="line" svg:x1="9.603cm" svg:y1="9.276cm" svg:x2="11.476cm" svg:y2="9.288cm" svg:d="m9603 9276 1873 12">
          <text:p/>
        </draw:connector>
        <draw:connector draw:style-name="gr3" draw:text-style-name="P1" draw:layer="layout" draw:type="line" svg:x1="7.925cm" svg:y1="10.002cm" svg:x2="5.478cm" svg:y2="10.009cm" draw:start-shape="id3" draw:start-glue-point="7" svg:d="m7925 10002-2447 7">
          <text:p/>
        </draw:connector>
        <draw:connector draw:style-name="gr3" draw:text-style-name="P1" draw:layer="layout" draw:type="line" svg:x1="4.117cm" svg:y1="9.99cm" svg:x2="1.741cm" svg:y2="9.994cm" draw:start-shape="id2" draw:start-glue-point="7" draw:end-shape="id1" draw:end-glue-point="9" svg:d="m4117 9990-2376 4">
          <text:p/>
        </draw:connector>
        <draw:custom-shape draw:style-name="gr1" draw:text-style-name="P1" draw:layer="layout" svg:width="1.572cm" svg:height="1.572cm" svg:x="0.11cm" svg:y="4.703cm">
          <text:p text:style-name="P1">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72cm" svg:height="1.572cm" svg:x="2.932cm" svg:y="4.713cm">
          <text:p text:style-name="P1">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73cm" svg:height="1.572cm" svg:x="5.715cm" svg:y="4.718cm">
          <text:p text:style-name="P1">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73cm" svg:height="1.573cm" svg:x="8.508cm" svg:y="4.694cm">
          <text:p text:style-name="P1">T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72cm" svg:height="1.573cm" svg:x="11.135cm" svg:y="4.694cm">
          <text:p text:style-name="P1">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72cm" svg:height="1.572cm" svg:x="13.762cm" svg:y="4.714cm">
          <text:p text:style-name="P1">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11cm" svg:y1="5.466cm" svg:x2="11.145cm" svg:y2="5.466cm">
          <text:p/>
        </draw:line>
        <draw:line draw:style-name="gr3" draw:text-style-name="P1" draw:layer="layout" svg:x1="12.698cm" svg:y1="5.485cm" svg:x2="13.753cm" svg:y2="5.485cm">
          <text:p/>
        </draw:line>
        <draw:line draw:style-name="gr3" draw:text-style-name="P1" draw:layer="layout" svg:x1="1.682cm" svg:y1="5.456cm" svg:x2="2.952cm" svg:y2="5.456cm">
          <text:p/>
        </draw:line>
        <draw:line draw:style-name="gr3" draw:text-style-name="P1" draw:layer="layout" svg:x1="4.475cm" svg:y1="5.456cm" svg:x2="5.715cm" svg:y2="5.456cm">
          <text:p/>
        </draw:line>
        <draw:line draw:style-name="gr3" draw:text-style-name="P1" draw:layer="layout" svg:x1="7.307cm" svg:y1="5.446cm" svg:x2="8.518cm" svg:y2="5.446cm">
          <text:p/>
        </draw:line>
        <draw:custom-shape draw:style-name="gr1" draw:text-style-name="P1" draw:layer="layout" svg:width="1.572cm" svg:height="1.572cm" svg:x="16.35cm" svg:y="4.685cm">
          <text:p text:style-name="P1">G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72cm" svg:height="1.572cm" svg:x="18.938cm" svg:y="4.626cm">
          <text:p text:style-name="P1">G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334cm" svg:y1="5.485cm" svg:x2="16.389cm" svg:y2="5.485cm">
          <text:p/>
        </draw:line>
        <draw:line draw:style-name="gr3" draw:text-style-name="P1" draw:layer="layout" svg:x1="17.912cm" svg:y1="5.485cm" svg:x2="18.967cm" svg:y2="5.485cm">
          <text:p/>
        </draw:line>
        <draw:frame draw:style-name="gr4" draw:layer="layout" svg:width="2.365cm" svg:height="1.196cm" svg:x="0.235cm" svg:y="3.474cm">
          <draw:text-box>
            <text:p><text:span text:style-name="T1">a)</text:span></text:p>
          </draw:text-box>
        </draw:frame>
        <draw:frame draw:style-name="gr4" draw:layer="layout" svg:width="1.256cm" svg:height="1.196cm" svg:x="0.35cm" svg:y="7.01cm">
          <draw:text-box>
            <text:p><text:span text:style-name="T1">b)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2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3T01:35:10.39</meta:creation-date>
    <dc:date>2012-03-24T01:58:09.85</dc:date>
    <meta:editing-duration>PT2H36M48S</meta:editing-duration>
    <meta:editing-cycles>29</meta:editing-cycles>
    <meta:generator>LibreOffice/3.4$Win32 LibreOffice_project/340m1$Build-302</meta:generator>
    <meta:document-statistic meta:object-count="31"/>
  </office:meta>
</office:document-meta>
</file>